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ch Tagen</text:p>
          </table:table-cell>
          <table:table-cell table:style-name="ce3"/>
        </table:table-row>
        <table:table-row table:style-name="ro1">
          <table:table-cell table:formula="of:=[.A1]*24*60/4" office:value-type="float" office:value="2520" calcext:value-type="float">
            <text:p>252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string" calcext:value-type="string">
            <text:p>Abklingfaktor</text:p>
          </table:table-cell>
          <table:table-cell/>
        </table:table-row>
        <table:table-row table:style-name="ro1">
          <table:table-cell table:formula="of:=EXP(LN([.A3])/[.A2])" office:value-type="float" office:value="0.999864100382433" calcext:value-type="float">
            <text:p>0,999864100382433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1-[.A4]" office:value-type="float" office:value="0.000135899617566881" calcext:value-type="float">
            <text:p>0,000135899617567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9:47:28.428031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5M14S</meta:editing-duration>
    <meta:editing-cycles>4</meta:editing-cycles>
    <meta:generator>LibreOffice/6.0.7.3$Linux_X86_64 LibreOffice_project/00m0$Build-3</meta:generator>
    <dc:date>2021-01-26T19:48:52.961525844</dc:date>
    <meta:document-statistic meta:table-count="1" meta:cell-count="11" meta:object-count="0"/>
  </office:meta>
</office:document-meta>
</file>